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Text_20_body">Here’s a big, beginner-friendly “mini-manual” for the <text:span text:style-name="Source_20_Text">clashroyale.official_api.Client</text:span>, based on the source code you pasted + the official docs. <text:a xlink:type="simple" xlink:href="https://clashroyale.readthedocs.io/en/latest/api.html?utm_source=chatgpt.com" office:target-frame-name="_blank" xlink:show="new" text:style-name="Internet_20_link" text:visited-style-name="Visited_20_Internet_20_Link">clashroyale.readthedocs.io</text:a></text:p>
      <text:p text:style-name="Text_20_body">I’ll cover:</text:p>
      <text:list text:style-name="L1">
        <text:list-item>
          <text:p text:style-name="P5">Setup + installation</text:p>
        </text:list-item>
        <text:list-item>
          <text:p text:style-name="P5">Initializing the <text:span text:style-name="Source_20_Text">Client</text:span> (sync + async)</text:p>
        </text:list-item>
        <text:list-item>
          <text:p text:style-name="P5">Error handling + common exceptions</text:p>
        </text:list-item>
        <text:list-item>
          <text:p text:style-name="P5">Using <text:span text:style-name="Strong_20_Emphasis">all the main API methods</text:span></text:p>
          <text:list>
            <text:list-item>
              <text:p text:style-name="P5">Player methods</text:p>
            </text:list-item>
            <text:list-item>
              <text:p text:style-name="P5">Clan / war methods</text:p>
            </text:list-item>
            <text:list-item>
              <text:p text:style-name="P5">Tournament methods</text:p>
            </text:list-item>
            <text:list-item>
              <text:p text:style-name="P5">Cards / locations / rankings</text:p>
            </text:list-item>
            <text:list-item>
              <text:p text:style-name="P5">Utility helpers (images, deck links, timestamps)</text:p>
            </text:list-item>
          </text:list>
        </text:list-item>
        <text:list-item>
          <text:p text:style-name="P5">Using <text:span text:style-name="Strong_20_Emphasis">async properly</text:span> (including <text:span text:style-name="Source_20_Text">asyncio.gather</text:span>)</text:p>
        </text:list-item>
        <text:list-item>
          <text:p text:style-name="P5">Caching, constants, and options</text:p>
        </text:list-item>
      </text:list>
      <text:p text:style-name="Text_20_body">You can skim and come back later as you start coding.</text:p>
      <text:p text:style-name="Horizontal_20_Line"/>
      <text:h text:style-name="Heading_20_2" text:outline-level="2">1. Setup &amp; installation</text:h>
      <text:h text:style-name="Heading_20_3" text:outline-level="3">1.1. Install the library</text:h>
      <text:p text:style-name="Text_20_body">In your (preferably) virtual environment:</text:p>
      <text:p text:style-name="P2"><text:span text:style-name="Source_20_Text">pip install clashroyale</text:span></text:p>
      <text:p text:style-name="Text_20_body">Then in Python:</text:p>
      <text:p text:style-name="P2"><text:span text:style-name="Source_20_Text">from clashroyale.official_api import Client</text:span></text:p>
      <text:h text:style-name="Heading_20_3" text:outline-level="3">1.2. Get an API key</text:h>
      <text:list text:style-name="L2">
        <text:list-item>
          <text:p text:style-name="P6">Go to: <text:a xlink:type="simple" xlink:href="https://developer.clashroyale.com/?utm_source=chatgpt.com" office:target-frame-name="_new" xlink:show="replace" text:style-name="Internet_20_link" text:visited-style-name="Visited_20_Internet_20_Link">https://developer.clashroyale.com</text:a></text:p>
        </text:list-item>
      </text:list>
      <text:list text:style-name="L3">
        <text:list-item>
          <text:p text:style-name="P7"><text:a xlink:type="simple" xlink:href="https://github.com/anthonyraf/clash-royale-api-example?utm_source=chatgpt.com" office:target-frame-name="_blank" xlink:show="new" text:style-name="Internet_20_link" text:visited-style-name="Visited_20_Internet_20_Link">GitHub</text:a></text:p>
        </text:list-item>
        <text:list-item>
          <text:p text:style-name="P7">Create/login to your developer account.</text:p>
        </text:list-item>
        <text:list-item>
          <text:p text:style-name="P7">Go to <text:span text:style-name="Strong_20_Emphasis">My Account → Create New Key</text:span>.</text:p>
        </text:list-item>
        <text:list-item>
          <text:p text:style-name="P7">Add a name, description, and your <text:span text:style-name="Strong_20_Emphasis">server IP</text:span> (or your current IP if you’re testing locally).</text:p>
        </text:list-item>
        <text:list-item>
          <text:p text:style-name="P7"><text:soft-page-break/>Copy the token string (looks like a long random string).</text:p>
        </text:list-item>
      </text:list>
      <text:p text:style-name="Text_20_body"><text:span text:style-name="Strong_20_Emphasis">Important:</text:span></text:p>
      <text:list text:style-name="L4">
        <text:list-item>
          <text:p text:style-name="P8">This token is secret. Don’t share or commit it to GitHub.</text:p>
        </text:list-item>
        <text:list-item>
          <text:p text:style-name="P8">It’s tied to your IP, so if your IP changes, the token might stop working until you update the allowed IPs.</text:p>
        </text:list-item>
      </text:list>
      <text:p text:style-name="Horizontal_20_Line"/>
      <text:h text:style-name="Heading_20_2" text:outline-level="2">2. Initializing the Client</text:h>
      <text:p text:style-name="Text_20_body">The <text:span text:style-name="Source_20_Text">Client</text:span> is the main object that talks to the Clash Royale Official API.</text:p>
      <text:p text:style-name="Text_20_body">Signature (simplified):</text:p>
      <text:p text:style-name="P2"><text:span text:style-name="Source_20_Text">Client(token, session=None, is_async=False, **options)</text:span></text:p>
      <text:h text:style-name="Heading_20_3" text:outline-level="3">2.1. Minimal synchronous client (beginner default)</text:h>
      <text:p text:style-name="P1"><text:span text:style-name="Source_20_Text">from clashroyale.official_api import Client</text:span></text:p>
      <text:p text:style-name="P3"/>
      <text:p text:style-name="P3"><text:span text:style-name="Source_20_Text">TOKEN = "YOUR_SUPERCELL_TOKEN"</text:span></text:p>
      <text:p text:style-name="P3"/>
      <text:p text:style-name="P4"><text:span text:style-name="Source_20_Text">client = Client(TOKEN)</text:span></text:p>
      <text:p text:style-name="Text_20_body">This:</text:p>
      <text:list text:style-name="L5">
        <text:list-item>
          <text:p text:style-name="P9">Uses the official base URL: <text:span text:style-name="Source_20_Text">https://api.clashroyale.com/v1</text:span></text:p>
        </text:list-item>
        <text:list-item>
          <text:p text:style-name="P9">Uses a <text:span text:style-name="Source_20_Text">requests.Session()</text:span> internally (synchronous)</text:p>
        </text:list-item>
        <text:list-item>
          <text:p text:style-name="P9">No caching, default timeout 10 seconds</text:p>
        </text:list-item>
      </text:list>
      <text:h text:style-name="Heading_20_3" text:outline-level="3">2.2. Basic asynchronous client</text:h>
      <text:p text:style-name="P1"><text:span text:style-name="Source_20_Text">from clashroyale.official_api import Client</text:span></text:p>
      <text:p text:style-name="P3"/>
      <text:p text:style-name="P3"><text:span text:style-name="Source_20_Text">TOKEN = "YOUR_SUPERCELL_TOKEN"</text:span></text:p>
      <text:p text:style-name="P3"/>
      <text:p text:style-name="P4"><text:span text:style-name="Source_20_Text">client = Client(TOKEN, is_async=True)</text:span></text:p>
      <text:p text:style-name="Text_20_body">Internally:</text:p>
      <text:list text:style-name="L6">
        <text:list-item>
          <text:p text:style-name="P10">Uses <text:span text:style-name="Source_20_Text">aiohttp.ClientSession()</text:span></text:p>
        </text:list-item>
        <text:list-item>
          <text:p text:style-name="P10">All API calls now return <text:span text:style-name="Strong_20_Emphasis">coroutines</text:span>, so you must <text:span text:style-name="Source_20_Text">await</text:span> them.</text:p>
        </text:list-item>
      </text:list>
      <text:p text:style-name="Text_20_body">Example:</text:p>
      <text:p text:style-name="P1"><text:span text:style-name="Source_20_Text">import asyncio</text:span></text:p>
      <text:p text:style-name="P3"><text:span text:style-name="Source_20_Text">from clashroyale.official_api import Client</text:span></text:p>
      <text:p text:style-name="P3"/>
      <text:p text:style-name="P3"><text:span text:style-name="Source_20_Text">TOKEN = "YOUR_SUPERCELL_TOKEN"</text:span></text:p>
      <text:p text:style-name="P3"><text:span text:style-name="Source_20_Text">client = Client(TOKEN, is_async=True)</text:span></text:p>
      <text:p text:style-name="P3"/>
      <text:p text:style-name="P3"><text:span text:style-name="Source_20_Text">async def main():</text:span></text:p>
      <text:p text:style-name="P3"><text:span text:style-name="Source_20_Text"><text:s text:c="4"/>player = await client.get_player("#YOURTAG")</text:span></text:p>
      <text:p text:style-name="P3"><text:span text:style-name="Source_20_Text"><text:s text:c="4"/>print(player.name, player.trophies)</text:span></text:p>
      <text:p text:style-name="P3"><text:soft-page-break/></text:p>
      <text:p text:style-name="P4"><text:span text:style-name="Source_20_Text">asyncio.run(main())</text:span></text:p>
      <text:h text:style-name="Heading_20_3" text:outline-level="3">2.3. Full constructor with useful options</text:h>
      <text:p text:style-name="P1"><text:span text:style-name="Source_20_Text">client = Client(</text:span></text:p>
      <text:p text:style-name="P3"><text:span text:style-name="Source_20_Text"><text:s text:c="4"/>token=TOKEN,</text:span></text:p>
      <text:p text:style-name="P3"><text:span text:style-name="Source_20_Text"><text:s text:c="4"/>is_async=True, <text:s text:c="9"/># use async</text:span></text:p>
      <text:p text:style-name="P3"><text:span text:style-name="Source_20_Text"><text:s text:c="4"/>error_debug=False, <text:s text:c="5"/># if True, always raise ServerError (for testing)</text:span></text:p>
      <text:p text:style-name="P3"><text:span text:style-name="Source_20_Text"><text:s text:c="4"/>timeout=15, <text:s text:c="12"/># default timeout for API requests</text:span></text:p>
      <text:p text:style-name="P3"><text:span text:style-name="Source_20_Text"><text:s text:c="4"/>cache_fp="cr_cache.db", # enable sqlite caching (file path)</text:span></text:p>
      <text:p text:style-name="P3"><text:span text:style-name="Source_20_Text"><text:s text:c="4"/>cache_expires=60, <text:s text:c="6"/># cache lifetime in seconds</text:span></text:p>
      <text:p text:style-name="P3"><text:span text:style-name="Source_20_Text"><text:s text:c="4"/>table_name="cr_cache", <text:s/># sqlite table name</text:span></text:p>
      <text:p text:style-name="P3"><text:span text:style-name="Source_20_Text"><text:s text:c="4"/>user_agent="MyCRApp/1.0",</text:span></text:p>
      <text:p text:style-name="P3"><text:span text:style-name="Source_20_Text"><text:s text:c="4"/>camel_case=False <text:s text:c="7"/># False = snake_case keys on models (recommended)</text:span></text:p>
      <text:p text:style-name="P4"><text:span text:style-name="Source_20_Text">)</text:span></text:p>
      <text:p text:style-name="Text_20_body"><text:span text:style-name="Strong_20_Emphasis">Most important ones for you right now:</text:span></text:p>
      <text:list text:style-name="L7">
        <text:list-item>
          <text:p text:style-name="P11"><text:span text:style-name="Source_20_Text">timeout</text:span>: avoid your program hanging forever.</text:p>
        </text:list-item>
        <text:list-item>
          <text:p text:style-name="P11"><text:span text:style-name="Source_20_Text">is_async</text:span>: decide if you’ll use async/await or not.</text:p>
        </text:list-item>
        <text:list-item>
          <text:p text:style-name="P11"><text:span text:style-name="Source_20_Text">cache_fp</text:span> + <text:span text:style-name="Source_20_Text">cache_expires</text:span>: local caching (useful if you’re experimenting or doing analytics).</text:p>
        </text:list-item>
      </text:list>
      <text:p text:style-name="Horizontal_20_Line"/>
      <text:h text:style-name="Heading_20_2" text:outline-level="2">3. Context managers and closing</text:h>
      <text:p text:style-name="Text_20_body">You <text:span text:style-name="Emphasis">should</text:span> close the client when you’re done:</text:p>
      <text:h text:style-name="Heading_20_3" text:outline-level="3">Synchronous</text:h>
      <text:p text:style-name="P1"><text:span text:style-name="Source_20_Text">with Client(TOKEN) as client:</text:span></text:p>
      <text:p text:style-name="P3"><text:span text:style-name="Source_20_Text"><text:s text:c="4"/>player = client.get_player("#TAG")</text:span></text:p>
      <text:p text:style-name="P3"><text:span text:style-name="Source_20_Text"><text:s text:c="4"/>print(player.trophies)</text:span></text:p>
      <text:p text:style-name="P4"><text:span text:style-name="Source_20_Text"># session automatically closed at end of with-block</text:span></text:p>
      <text:h text:style-name="Heading_20_3" text:outline-level="3">Asynchronous</text:h>
      <text:p text:style-name="P1"><text:span text:style-name="Source_20_Text">import asyncio</text:span></text:p>
      <text:p text:style-name="P3"><text:span text:style-name="Source_20_Text">from clashroyale.official_api import Client</text:span></text:p>
      <text:p text:style-name="P3"/>
      <text:p text:style-name="P3"><text:span text:style-name="Source_20_Text">async def main():</text:span></text:p>
      <text:p text:style-name="P3"><text:span text:style-name="Source_20_Text"><text:s text:c="4"/>async with Client(TOKEN, is_async=True) as client:</text:span></text:p>
      <text:p text:style-name="P3"><text:span text:style-name="Source_20_Text"><text:s text:c="8"/>player = await client.get_player("#TAG")</text:span></text:p>
      <text:p text:style-name="P3"><text:span text:style-name="Source_20_Text"><text:s text:c="8"/>print(player.trophies)</text:span></text:p>
      <text:p text:style-name="P3"/>
      <text:p text:style-name="P4"><text:span text:style-name="Source_20_Text">asyncio.run(main())</text:span></text:p>
      <text:p text:style-name="Text_20_body">This uses <text:span text:style-name="Source_20_Text">__enter__</text:span> / <text:span text:style-name="Source_20_Text">__aenter__</text:span> and <text:span text:style-name="Source_20_Text">__exit__</text:span> / <text:span text:style-name="Source_20_Text">__aexit__</text:span> methods from the source code.</text:p>
      <text:p text:style-name="Horizontal_20_Line"/>
      <text:h text:style-name="Heading_20_2" text:outline-level="2"><text:soft-page-break/>4. Errors &amp; exception types</text:h>
      <text:p text:style-name="Text_20_body">From <text:span text:style-name="Source_20_Text">..errors</text:span> you saw in the source, the library raises:</text:p>
      <text:list text:style-name="L8">
        <text:list-item>
          <text:p text:style-name="P12"><text:span text:style-name="Source_20_Text">BadRequest</text:span> – usually invalid tag / invalid params (HTTP 400)</text:p>
        </text:list-item>
        <text:list-item>
          <text:p text:style-name="P12"><text:span text:style-name="Source_20_Text">Unauthorized</text:span> – invalid or expired API token (HTTP 401/403)</text:p>
        </text:list-item>
        <text:list-item>
          <text:p text:style-name="P12"><text:span text:style-name="Source_20_Text">NotFoundError</text:span> – player/clan/tag doesn’t exist (404)</text:p>
        </text:list-item>
        <text:list-item>
          <text:p text:style-name="P12"><text:span text:style-name="Source_20_Text">RatelimitError</text:span> – hitting rate limits (429)</text:p>
        </text:list-item>
        <text:list-item>
          <text:p text:style-name="P12"><text:span text:style-name="Source_20_Text">ServerError</text:span> – maintenance or server side error (503, or <text:span text:style-name="Source_20_Text">error_debug=True</text:span>)</text:p>
        </text:list-item>
        <text:list-item>
          <text:p text:style-name="P12"><text:span text:style-name="Source_20_Text">NetworkError</text:span> – network / connection issues</text:p>
        </text:list-item>
        <text:list-item>
          <text:p text:style-name="P12"><text:span text:style-name="Source_20_Text">NotResponding</text:span> – timeout (library timed out waiting for API)</text:p>
        </text:list-item>
        <text:list-item>
          <text:p text:style-name="P12"><text:span text:style-name="Source_20_Text">UnexpectedError</text:span> – anything else unexpected</text:p>
        </text:list-item>
      </text:list>
      <text:p text:style-name="Text_20_body">Basic pattern:</text:p>
      <text:p text:style-name="P1"><text:span text:style-name="Source_20_Text">from clashroyale.errors import NotFoundError, Unauthorized, RatelimitError</text:span></text:p>
      <text:p text:style-name="P3"/>
      <text:p text:style-name="P3"><text:span text:style-name="Source_20_Text">try:</text:span></text:p>
      <text:p text:style-name="P3"><text:span text:style-name="Source_20_Text"><text:s text:c="4"/>player = client.get_player("#SOMETAG")</text:span></text:p>
      <text:p text:style-name="P3"><text:span text:style-name="Source_20_Text">except NotFoundError:</text:span></text:p>
      <text:p text:style-name="P3"><text:span text:style-name="Source_20_Text"><text:s text:c="4"/>print("No such player tag.")</text:span></text:p>
      <text:p text:style-name="P3"><text:span text:style-name="Source_20_Text">except Unauthorized:</text:span></text:p>
      <text:p text:style-name="P3"><text:span text:style-name="Source_20_Text"><text:s text:c="4"/>print("Check your API token.")</text:span></text:p>
      <text:p text:style-name="P3"><text:span text:style-name="Source_20_Text">except RatelimitError:</text:span></text:p>
      <text:p text:style-name="P4"><text:span text:style-name="Source_20_Text"><text:s text:c="4"/>print("You hit the rate limit. Slow down.")</text:span></text:p>
      <text:p text:style-name="Text_20_body">With async:</text:p>
      <text:p text:style-name="P1"><text:span text:style-name="Source_20_Text">try:</text:span></text:p>
      <text:p text:style-name="P3"><text:span text:style-name="Source_20_Text"><text:s text:c="4"/>player = await client.get_player("#SOMETAG")</text:span></text:p>
      <text:p text:style-name="P3"><text:span text:style-name="Source_20_Text">except NotFoundError:</text:span></text:p>
      <text:p text:style-name="P4"><text:span text:style-name="Source_20_Text"><text:s text:c="4"/>...</text:span></text:p>
      <text:p text:style-name="Horizontal_20_Line"/>
      <text:h text:style-name="Heading_20_2" text:outline-level="2">5. Player-related methods</text:h>
      <text:p text:style-name="Text_20_body">All <text:span text:style-name="Source_20_Text">tag</text:span> parameters mean the <text:span text:style-name="Strong_20_Emphasis">player’s tag</text:span>, like <text:span text:style-name="Source_20_Text">#9YUQ0JVC</text:span>, not their username.</text:p>
      <text:p text:style-name="Text_20_body">The code uses a <text:span text:style-name="Source_20_Text">@typecasted</text:span> decorator and <text:span text:style-name="Source_20_Text">crtag</text:span> type to clean up your tag (e.g. remove <text:span text:style-name="Source_20_Text">#</text:span> or add it if missing).</text:p>
      <text:p text:style-name="Horizontal_20_Line"/>
      <text:h text:style-name="Heading_20_3" text:outline-level="3">5.1. <text:span text:style-name="Source_20_Text">get_player(tag, timeout=None) → FullPlayer</text:span></text:h>
      <text:p text:style-name="Text_20_body"><text:span text:style-name="Strong_20_Emphasis">Purpose:</text:span> Get a player’s <text:span text:style-name="Strong_20_Emphasis">full profile</text:span>.</text:p>
      <text:p text:style-name="P1"><text:span text:style-name="Source_20_Text">player = client.get_player("#9YUQ0JVC")</text:span></text:p>
      <text:p text:style-name="P3"><text:span text:style-name="Source_20_Text">print(player.name)</text:span></text:p>
      <text:p text:style-name="P3"><text:span text:style-name="Source_20_Text">print(player.trophies)</text:span></text:p>
      <text:p text:style-name="P3"><text:span text:style-name="Source_20_Text">print(player.arena.name)</text:span></text:p>
      <text:p text:style-name="P4"><text:span text:style-name="Source_20_Text">print(player.current_deck) <text:s/># list of cards</text:span></text:p>
      <text:p text:style-name="Text_20_body"><text:soft-page-break/>Async:</text:p>
      <text:p text:style-name="P2"><text:span text:style-name="Source_20_Text">player = await client.get_player("#9YUQ0JVC")</text:span></text:p>
      <text:p text:style-name="Text_20_body">Data you can typically access:</text:p>
      <text:list text:style-name="L9">
        <text:list-item>
          <text:p text:style-name="P13"><text:span text:style-name="Source_20_Text">player.tag</text:span>, <text:span text:style-name="Source_20_Text">player.name</text:span>, <text:span text:style-name="Source_20_Text">player.exp_level</text:span></text:p>
        </text:list-item>
        <text:list-item>
          <text:p text:style-name="P13"><text:span text:style-name="Source_20_Text">player.trophies</text:span>, <text:span text:style-name="Source_20_Text">player.best_trophies</text:span></text:p>
        </text:list-item>
        <text:list-item>
          <text:p text:style-name="P13"><text:span text:style-name="Source_20_Text">player.clan</text:span> (if in clan) → <text:span text:style-name="Source_20_Text">player.clan.name</text:span>, <text:span text:style-name="Source_20_Text">player.clan.tag</text:span></text:p>
        </text:list-item>
        <text:list-item>
          <text:p text:style-name="P13"><text:span text:style-name="Source_20_Text">player.arena</text:span> → <text:span text:style-name="Source_20_Text">player.arena.id</text:span>, <text:span text:style-name="Source_20_Text">player.arena.name</text:span></text:p>
        </text:list-item>
        <text:list-item>
          <text:p text:style-name="P13"><text:span text:style-name="Source_20_Text">player.current_deck</text:span> → list of cards with attributes</text:p>
        </text:list-item>
        <text:list-item>
          <text:p text:style-name="P13"><text:span text:style-name="Source_20_Text">player.cards</text:span> → full card collection &amp; levels</text:p>
        </text:list-item>
        <text:list-item>
          <text:p text:style-name="P13"><text:span text:style-name="Source_20_Text">player.badges</text:span>, <text:span text:style-name="Source_20_Text">player.league_statistics</text:span>, etc.</text:p>
        </text:list-item>
      </text:list>
      <text:p text:style-name="Horizontal_20_Line"/>
      <text:h text:style-name="Heading_20_3" text:outline-level="3">5.2. <text:span text:style-name="Source_20_Text">get_player_battles(tag, **params)</text:span></text:h>
      <text:p text:style-name="Text_20_body"><text:span text:style-name="Strong_20_Emphasis">Purpose:</text:span> Get a player’s recent <text:span text:style-name="Strong_20_Emphasis">battle log</text:span>.</text:p>
      <text:p text:style-name="P1"><text:span text:style-name="Source_20_Text">battles = client.get_player_battles("#9YUQ0JVC", limit=10)</text:span></text:p>
      <text:p text:style-name="P3"><text:span text:style-name="Source_20_Text">for battle in battles:</text:span></text:p>
      <text:p text:style-name="P3"><text:span text:style-name="Source_20_Text"><text:s text:c="4"/>print(battle.battle_time, battle.game_mode.name)</text:span></text:p>
      <text:p text:style-name="P3"><text:span text:style-name="Source_20_Text"><text:s text:c="4"/>print("Team crowns:", battle.team[0].crowns)</text:span></text:p>
      <text:p text:style-name="P4"><text:span text:style-name="Source_20_Text"><text:s text:c="4"/>print("Opponent crowns:", battle.opponent[0].crowns)</text:span></text:p>
      <text:p text:style-name="Text_20_body">Async:</text:p>
      <text:p text:style-name="P2"><text:span text:style-name="Source_20_Text">battles = await client.get_player_battles("#9YUQ0JVC", limit=10)</text:span></text:p>
      <text:p text:style-name="Text_20_body">Key info per battle:</text:p>
      <text:list text:style-name="L10">
        <text:list-item>
          <text:p text:style-name="P14"><text:span text:style-name="Source_20_Text">battle.game_mode</text:span>, <text:span text:style-name="Source_20_Text">battle.arena</text:span>, <text:span text:style-name="Source_20_Text">battle.type</text:span></text:p>
        </text:list-item>
        <text:list-item>
          <text:p text:style-name="P14"><text:span text:style-name="Source_20_Text">battle.team</text:span> &amp; <text:span text:style-name="Source_20_Text">battle.opponent</text:span> (players, decks, crowns)</text:p>
        </text:list-item>
        <text:list-item>
          <text:p text:style-name="P14">Decks used, card levels, result.</text:p>
        </text:list-item>
      </text:list>
      <text:p text:style-name="Horizontal_20_Line"/>
      <text:h text:style-name="Heading_20_3" text:outline-level="3">5.3. <text:span text:style-name="Source_20_Text">get_player_chests(tag, timeout=None)</text:span></text:h>
      <text:p text:style-name="Text_20_body"><text:span text:style-name="Strong_20_Emphasis">Purpose:</text:span> Predict upcoming <text:span text:style-name="Strong_20_Emphasis">chest cycle</text:span>.</text:p>
      <text:p text:style-name="P1"><text:span text:style-name="Source_20_Text">chests = client.get_player_chests("#9YUQ0JVC")</text:span></text:p>
      <text:p text:style-name="P3"><text:span text:style-name="Source_20_Text">for chest in chests.items: <text:s text:c="2"/># often wrapped in AttrDict</text:span></text:p>
      <text:p text:style-name="P4"><text:span text:style-name="Source_20_Text"><text:s text:c="4"/>print(chest.index, chest.name)</text:span></text:p>
      <text:p text:style-name="Text_20_body">You’ll see things like:</text:p>
      <text:list text:style-name="L11">
        <text:list-item>
          <text:p text:style-name="P15">Index 0 → next chest</text:p>
        </text:list-item>
        <text:list-item>
          <text:p text:style-name="P15">Some entries for special chests (Magical, Legendary, etc.)</text:p>
        </text:list-item>
      </text:list>
      <text:p text:style-name="Horizontal_20_Line"/>
      <text:h text:style-name="Heading_20_3" text:outline-level="3"><text:soft-page-break/>5.4. <text:span text:style-name="Source_20_Text">get_player_verify(tag, apikey, timeout=None)</text:span></text:h>
      <text:p text:style-name="Text_20_body"><text:span text:style-name="Strong_20_Emphasis">Purpose:</text:span> Check if a given in-game <text:span text:style-name="Strong_20_Emphasis">API key</text:span> matches this account. This is for account verification / linking, not stats.</text:p>
      <text:p text:style-name="P1"><text:span text:style-name="Source_20_Text">try:</text:span></text:p>
      <text:p text:style-name="P3"><text:span text:style-name="Source_20_Text"><text:s text:c="4"/>res = client.get_player_verify("#9YUQ0JVC", apikey="PLAYER_API_KEY_FROM_SETTINGS")</text:span></text:p>
      <text:p text:style-name="P3"><text:span text:style-name="Source_20_Text"><text:s text:c="4"/>print("Key valid!")</text:span></text:p>
      <text:p text:style-name="P3"><text:span text:style-name="Source_20_Text">except BadRequest:</text:span></text:p>
      <text:p text:style-name="P4"><text:span text:style-name="Source_20_Text"><text:s text:c="4"/>print("Invalid API key.")</text:span></text:p>
      <text:p text:style-name="Text_20_body"><text:span text:style-name="Emphasis">Most apps don’t need this unless you’re proving ownership of the account.</text:span></text:p>
      <text:p text:style-name="Horizontal_20_Line"/>
      <text:h text:style-name="Heading_20_2" text:outline-level="2">6. Clan &amp; war methods</text:h>
      <text:p text:style-name="Text_20_body">All these use <text:span text:style-name="Strong_20_Emphasis">clan tags</text:span>, e.g. <text:span text:style-name="Source_20_Text">#2PP</text:span>.</text:p>
      <text:h text:style-name="Heading_20_3" text:outline-level="3">6.1. <text:span text:style-name="Source_20_Text">get_clan(tag, timeout=None) → FullClan</text:span></text:h>
      <text:p text:style-name="P1"><text:span text:style-name="Source_20_Text">clan = client.get_clan("#2PP")</text:span></text:p>
      <text:p text:style-name="P3"><text:span text:style-name="Source_20_Text">print(clan.name, clan.clan_score)</text:span></text:p>
      <text:p text:style-name="P3"><text:span text:style-name="Source_20_Text">for member in clan.members:</text:span></text:p>
      <text:p text:style-name="P4"><text:span text:style-name="Source_20_Text"><text:s text:c="4"/>print(member.name, member.trophies, member.role)</text:span></text:p>
      <text:p text:style-name="Text_20_body">You get:</text:p>
      <text:list text:style-name="L12">
        <text:list-item>
          <text:p text:style-name="P16">Clan name, tag, description</text:p>
        </text:list-item>
        <text:list-item>
          <text:p text:style-name="P16">Badge, required trophies, location</text:p>
        </text:list-item>
        <text:list-item>
          <text:p text:style-name="P16">Clan score, war trophies</text:p>
        </text:list-item>
        <text:list-item>
          <text:p text:style-name="P16">Member list (name, tag, role, trophies, donations)</text:p>
        </text:list-item>
      </text:list>
      <text:p text:style-name="Horizontal_20_Line"/>
      <text:h text:style-name="Heading_20_3" text:outline-level="3">6.2. <text:span text:style-name="Source_20_Text">search_clans(**params: clansearch)</text:span></text:h>
      <text:p text:style-name="Text_20_body">Search via filters:</text:p>
      <text:p text:style-name="P1"><text:span text:style-name="Source_20_Text">clans = client.search_clans(</text:span></text:p>
      <text:p text:style-name="P3"><text:span text:style-name="Source_20_Text"><text:s text:c="4"/>name="Legend",</text:span></text:p>
      <text:p text:style-name="P3"><text:span text:style-name="Source_20_Text"><text:s text:c="4"/>minMembers=30,</text:span></text:p>
      <text:p text:style-name="P3"><text:span text:style-name="Source_20_Text"><text:s text:c="4"/>minScore=40000,</text:span></text:p>
      <text:p text:style-name="P3"><text:span text:style-name="Source_20_Text"><text:s text:c="4"/>limit=10</text:span></text:p>
      <text:p text:style-name="P3"><text:span text:style-name="Source_20_Text">)</text:span></text:p>
      <text:p text:style-name="P3"><text:span text:style-name="Source_20_Text">for c in clans:</text:span></text:p>
      <text:p text:style-name="P4"><text:span text:style-name="Source_20_Text"><text:s text:c="4"/>print(c.name, c.tag, c.clan_score)</text:span></text:p>
      <text:p text:style-name="Text_20_body">Typical filters (from the docstring):</text:p>
      <text:list text:style-name="L13">
        <text:list-item>
          <text:p text:style-name="P17"><text:span text:style-name="Source_20_Text">name</text:span> – at least 3 characters</text:p>
        </text:list-item>
        <text:list-item>
          <text:p text:style-name="P17"><text:span text:style-name="Source_20_Text">locationId</text:span> – region</text:p>
        </text:list-item>
        <text:list-item>
          <text:p text:style-name="P17"><text:span text:style-name="Source_20_Text">minMembers</text:span>, <text:span text:style-name="Source_20_Text">maxMembers</text:span></text:p>
        </text:list-item>
        <text:list-item>
          <text:p text:style-name="P17"><text:soft-page-break/><text:span text:style-name="Source_20_Text">minScore</text:span></text:p>
        </text:list-item>
        <text:list-item>
          <text:p text:style-name="P17"><text:span text:style-name="Source_20_Text">limit</text:span> – how many items</text:p>
        </text:list-item>
      </text:list>
      <text:p text:style-name="Horizontal_20_Line"/>
      <text:h text:style-name="Heading_20_3" text:outline-level="3">6.3. <text:span text:style-name="Source_20_Text">get_clan_war(tag, timeout=None)</text:span></text:h>
      <text:p text:style-name="Text_20_body">Current clan war info:</text:p>
      <text:p text:style-name="P1"><text:span text:style-name="Source_20_Text">war = client.get_clan_war("#2PP")</text:span></text:p>
      <text:p text:style-name="P3"><text:span text:style-name="Source_20_Text">print(war.state) <text:s text:c="8"/># matchmaking, warDay, etc.</text:span></text:p>
      <text:p text:style-name="P3"><text:span text:style-name="Source_20_Text">for participant in war.participants:</text:span></text:p>
      <text:p text:style-name="P4"><text:span text:style-name="Source_20_Text"><text:s text:c="4"/>print(participant.name, participant.decks_used, participant.decks)</text:span></text:p>
      <text:p text:style-name="Text_20_body">You can see:</text:p>
      <text:list text:style-name="L14">
        <text:list-item>
          <text:p text:style-name="P18">War state</text:p>
        </text:list-item>
        <text:list-item>
          <text:p text:style-name="P18">Participating players &amp; their fame / decks used</text:p>
        </text:list-item>
        <text:list-item>
          <text:p text:style-name="P18">Opponent clans</text:p>
        </text:list-item>
      </text:list>
      <text:p text:style-name="Horizontal_20_Line"/>
      <text:h text:style-name="Heading_20_3" text:outline-level="3">6.4. <text:span text:style-name="Source_20_Text">get_clan_members(tag, **params)</text:span></text:h>
      <text:p text:style-name="Text_20_body">Explicit members endpoint:</text:p>
      <text:p text:style-name="P1"><text:span text:style-name="Source_20_Text">members = client.get_clan_members("#2PP", limit=50)</text:span></text:p>
      <text:p text:style-name="P3"><text:span text:style-name="Source_20_Text">for m in members:</text:span></text:p>
      <text:p text:style-name="P4"><text:span text:style-name="Source_20_Text"><text:s text:c="4"/>print(m.name, m.trophies)</text:span></text:p>
      <text:p text:style-name="Text_20_body">Basically the member list from <text:span text:style-name="Source_20_Text">get_clan</text:span>, but as a separate endpoint.</text:p>
      <text:p text:style-name="Horizontal_20_Line"/>
      <text:h text:style-name="Heading_20_3" text:outline-level="3">6.5. <text:span text:style-name="Source_20_Text">get_clan_war_log(tag, **params)</text:span></text:h>
      <text:p text:style-name="Text_20_body">Historical war logs:</text:p>
      <text:p text:style-name="P1"><text:span text:style-name="Source_20_Text">warlog = client.get_clan_war_log("#2PP", limit=10)</text:span></text:p>
      <text:p text:style-name="P3"><text:span text:style-name="Source_20_Text">for war in warlog:</text:span></text:p>
      <text:p text:style-name="P4"><text:span text:style-name="Source_20_Text"><text:s text:c="4"/>print(war.season_id, war.clan.clan_score, war.standings[0].trophy_change)</text:span></text:p>
      <text:p text:style-name="Text_20_body">You can use this for:</text:p>
      <text:list text:style-name="L15">
        <text:list-item>
          <text:p text:style-name="P19">Long-term war performance analytics</text:p>
        </text:list-item>
        <text:list-item>
          <text:p text:style-name="P19">Tracking player contributions over multiple wars</text:p>
        </text:list-item>
      </text:list>
      <text:p text:style-name="Horizontal_20_Line"/>
      <text:h text:style-name="Heading_20_2" text:outline-level="2">7. Tournament methods</text:h>
      <text:p text:style-name="Text_20_body">These use <text:span text:style-name="Strong_20_Emphasis">tournament tags</text:span> or names.</text:p>
      <text:h text:style-name="Heading_20_3" text:outline-level="3"><text:soft-page-break/>7.1. <text:span text:style-name="Source_20_Text">get_tournament(tag, timeout=0)</text:span></text:h>
      <text:p text:style-name="P1"><text:span text:style-name="Source_20_Text">tourney = client.get_tournament("#TOURNEYTAG")</text:span></text:p>
      <text:p text:style-name="P4"><text:span text:style-name="Source_20_Text">print(tourney.name, tourney.status, tourney.max_players)</text:span></text:p>
      <text:p text:style-name="Text_20_body">Gives:</text:p>
      <text:list text:style-name="L16">
        <text:list-item>
          <text:p text:style-name="P20">Name, tag</text:p>
        </text:list-item>
        <text:list-item>
          <text:p text:style-name="P20">Status (open, in progress, ended)</text:p>
        </text:list-item>
        <text:list-item>
          <text:p text:style-name="P20">Capacity, current players</text:p>
        </text:list-item>
        <text:list-item>
          <text:p text:style-name="P20">Possibly description and prize structure</text:p>
        </text:list-item>
      </text:list>
      <text:p text:style-name="Horizontal_20_Line"/>
      <text:h text:style-name="Heading_20_3" text:outline-level="3">7.2. <text:span text:style-name="Source_20_Text">search_tournaments(name, **params)</text:span></text:h>
      <text:p text:style-name="P1"><text:span text:style-name="Source_20_Text">tournaments = client.search_tournaments("MyTourney", limit=10)</text:span></text:p>
      <text:p text:style-name="P3"><text:span text:style-name="Source_20_Text">for t in tournaments:</text:span></text:p>
      <text:p text:style-name="P4"><text:span text:style-name="Source_20_Text"><text:s text:c="4"/>print(t.name, t.tag, t.status)</text:span></text:p>
      <text:p text:style-name="Text_20_body">Use this to find tournaments by name, then query more details with <text:span text:style-name="Source_20_Text">get_tournament</text:span>.</text:p>
      <text:p text:style-name="Horizontal_20_Line"/>
      <text:h text:style-name="Heading_20_2" text:outline-level="2">8. Cards, locations, and rankings</text:h>
      <text:h text:style-name="Heading_20_3" text:outline-level="3">8.1. <text:span text:style-name="Source_20_Text">get_all_cards(timeout=None)</text:span></text:h>
      <text:p text:style-name="P1"><text:span text:style-name="Source_20_Text">cards = client.get_all_cards()</text:span></text:p>
      <text:p text:style-name="P3"><text:span text:style-name="Source_20_Text">for card in cards:</text:span></text:p>
      <text:p text:style-name="P4"><text:span text:style-name="Source_20_Text"><text:s text:c="4"/>print(card.name, card.id, card.max_level)</text:span></text:p>
      <text:p text:style-name="Text_20_body">This is a list of all Clash Royale cards from the Official API.</text:p>
      <text:h text:style-name="Heading_20_3" text:outline-level="3">8.2. <text:span text:style-name="Source_20_Text">get_all_locations(timeout=None)</text:span> and <text:span text:style-name="Source_20_Text">get_location(location_id, timeout=None)</text:span></text:h>
      <text:p text:style-name="P1"><text:span text:style-name="Source_20_Text">locations = client.get_all_locations()</text:span></text:p>
      <text:p text:style-name="P3"><text:span text:style-name="Source_20_Text">for loc in locations:</text:span></text:p>
      <text:p text:style-name="P3"><text:span text:style-name="Source_20_Text"><text:s text:c="4"/>print(loc.id, loc.name, loc.is_country)</text:span></text:p>
      <text:p text:style-name="P3"/>
      <text:p text:style-name="P3"><text:span text:style-name="Source_20_Text">uk = client.get_location(57000085) <text:s/># example ID</text:span></text:p>
      <text:p text:style-name="P4"><text:span text:style-name="Source_20_Text">print(uk.name, uk.country_code)</text:span></text:p>
      <text:p text:style-name="Text_20_body">Used for building region dropdowns and leaderboards.</text:p>
      <text:p text:style-name="Horizontal_20_Line"/>
      <text:h text:style-name="Heading_20_3" text:outline-level="3">8.3. Rankings: <text:span text:style-name="Source_20_Text">get_top_clans</text:span>, <text:span text:style-name="Source_20_Text">get_top_clanwar_clans</text:span>, <text:span text:style-name="Source_20_Text">get_top_players</text:span></text:h>
      <text:p text:style-name="Text_20_body"><text:span text:style-name="Strong_20_Emphasis">Top clans by trophies:</text:span></text:p>
      <text:p text:style-name="P1"><text:span text:style-name="Source_20_Text">top_clans = client.get_top_clans(location_id="global", limit=10)</text:span></text:p>
      <text:p text:style-name="P3"><text:span text:style-name="Source_20_Text">for c in top_clans:</text:span></text:p>
      <text:p text:style-name="P4"><text:soft-page-break/><text:span text:style-name="Source_20_Text"><text:s text:c="4"/>print(c.rank, c.name, c.clan_score)</text:span></text:p>
      <text:p text:style-name="Text_20_body"><text:span text:style-name="Strong_20_Emphasis">Top clan war clans:</text:span></text:p>
      <text:p text:style-name="P2"><text:span text:style-name="Source_20_Text">top_war_clans = client.get_top_clanwar_clans("global", limit=10)</text:span></text:p>
      <text:p text:style-name="Text_20_body"><text:span text:style-name="Strong_20_Emphasis">Top players:</text:span></text:p>
      <text:p text:style-name="P1"><text:span text:style-name="Source_20_Text">top_players = client.get_top_players("global", limit=10)</text:span></text:p>
      <text:p text:style-name="P3"><text:span text:style-name="Source_20_Text">for p in top_players:</text:span></text:p>
      <text:p text:style-name="P4"><text:span text:style-name="Source_20_Text"><text:s text:c="4"/>print(p.rank, p.name, p.trophies, p.clan.name if p.clan else "No clan")</text:span></text:p>
      <text:p text:style-name="Text_20_body"><text:span text:style-name="Source_20_Text">location_id</text:span> can be <text:span text:style-name="Source_20_Text">"global"</text:span> or a specific location’s ID.</text:p>
      <text:p text:style-name="Horizontal_20_Line"/>
      <text:h text:style-name="Heading_20_2" text:outline-level="2">9. Utility helper methods</text:h>
      <text:p text:style-name="Text_20_body">These don’t call the API; they use <text:span text:style-name="Source_20_Text">self.constants</text:span> or model objects.</text:p>
      <text:h text:style-name="Heading_20_3" text:outline-level="3">9.1. <text:span text:style-name="Source_20_Text">get_clan_image(obj)</text:span></text:h>
      <text:p text:style-name="P1"><text:span text:style-name="Source_20_Text">clan = client.get_clan("#2PP")</text:span></text:p>
      <text:p text:style-name="P3"><text:span text:style-name="Source_20_Text">url = client.get_clan_image(clan)</text:span></text:p>
      <text:p text:style-name="P4"><text:span text:style-name="Source_20_Text">print(url)</text:span></text:p>
      <text:p text:style-name="Text_20_body">Or from a player:</text:p>
      <text:p text:style-name="P1"><text:span text:style-name="Source_20_Text">player = client.get_player("#9YUQ0JVC")</text:span></text:p>
      <text:p text:style-name="P4"><text:span text:style-name="Source_20_Text">url = client.get_clan_image(player) <text:s/># uses player.clan.badge_id</text:span></text:p>
      <text:p text:style-name="Text_20_body">Returns a URL to a PNG badge, or a default placeholder if none found.</text:p>
      <text:p text:style-name="Horizontal_20_Line"/>
      <text:h text:style-name="Heading_20_3" text:outline-level="3">9.2. <text:span text:style-name="Source_20_Text">get_arena_image(obj)</text:span></text:h>
      <text:p text:style-name="P1"><text:span text:style-name="Source_20_Text">player = client.get_player("#9YUQ0JVC")</text:span></text:p>
      <text:p text:style-name="P3"><text:span text:style-name="Source_20_Text">arena_url = client.get_arena_image(player)</text:span></text:p>
      <text:p text:style-name="P4"><text:span text:style-name="Source_20_Text">print(arena_url)</text:span></text:p>
      <text:p text:style-name="Text_20_body">Uses <text:span text:style-name="Source_20_Text">player.arena.id</text:span> + constants to build the arena image URL.</text:p>
      <text:p text:style-name="Horizontal_20_Line"/>
      <text:h text:style-name="Heading_20_3" text:outline-level="3">9.3. <text:span text:style-name="Source_20_Text">get_card_info(card_name)</text:span> / <text:span text:style-name="Source_20_Text">get_rarity_info(rarity)</text:span></text:h>
      <text:p text:style-name="P1"><text:span text:style-name="Source_20_Text">card = client.get_card_info("Mega Knight")</text:span></text:p>
      <text:p text:style-name="P3"><text:span text:style-name="Source_20_Text">print(card.id, card.rarity)</text:span></text:p>
      <text:p text:style-name="P3"/>
      <text:p text:style-name="P3"><text:span text:style-name="Source_20_Text">rarity_info = client.get_rarity_info("Epic")</text:span></text:p>
      <text:p text:style-name="P4"><text:span text:style-name="Source_20_Text">print(rarity_info.name, rarity_info.levels)</text:span></text:p>
      <text:p text:style-name="Text_20_body">Reads from <text:span text:style-name="Source_20_Text">constants.json</text:span> that is loaded into <text:span text:style-name="Source_20_Text">self.constants</text:span>.</text:p>
      <text:p text:style-name="Horizontal_20_Line"/>
      <text:h text:style-name="Heading_20_3" text:outline-level="3"><text:soft-page-break/>9.4. <text:span text:style-name="Source_20_Text">get_deck_link(deck)</text:span></text:h>
      <text:p text:style-name="P1"><text:span text:style-name="Source_20_Text">player = client.get_player("#9YUQ0JVC")</text:span></text:p>
      <text:p text:style-name="P3"><text:span text:style-name="Source_20_Text">deck_link = client.get_deck_link(player.current_deck)</text:span></text:p>
      <text:p text:style-name="P3"><text:span text:style-name="Source_20_Text">print(deck_link)</text:span></text:p>
      <text:p text:style-name="P4"><text:span text:style-name="Source_20_Text"># https://link.clashroyale.com/deck/en?deck=ID1;ID2;...;ID8;</text:span></text:p>
      <text:p text:style-name="Text_20_body">You can paste this link into browser/mobile to load that deck in-game.</text:p>
      <text:p text:style-name="Horizontal_20_Line"/>
      <text:h text:style-name="Heading_20_3" text:outline-level="3">9.5. <text:span text:style-name="Source_20_Text">get_datetime(timestamp: str, unix=True)</text:span></text:h>
      <text:p text:style-name="Text_20_body">Official API timestamps look like: <text:span text:style-name="Source_20_Text">20180718T145906.000Z</text:span>.</text:p>
      <text:p text:style-name="P1"><text:span text:style-name="Source_20_Text">ts_str = "20180718T145906.000Z"</text:span></text:p>
      <text:p text:style-name="P3"/>
      <text:p text:style-name="P3"><text:span text:style-name="Source_20_Text">unix_ts = client.get_datetime(ts_str, unix=True) <text:s text:c="2"/># e.g. 1531929546</text:span></text:p>
      <text:p text:style-name="P4"><text:span text:style-name="Source_20_Text">dt_obj <text:s/>= client.get_datetime(ts_str, unix=False) <text:s/># datetime.datetime(...)</text:span></text:p>
      <text:p text:style-name="Text_20_body">Useful when you read fields like <text:span text:style-name="Source_20_Text">battle_time</text:span> or <text:span text:style-name="Source_20_Text">created_time</text:span> and want them in a more usable form.</text:p>
      <text:p text:style-name="Horizontal_20_Line"/>
      <text:h text:style-name="Heading_20_2" text:outline-level="2">10. Using async “properly” (multiple requests together)</text:h>
      <text:p text:style-name="Text_20_body">The async client lets you <text:span text:style-name="Strong_20_Emphasis">run many API calls concurrently</text:span>.</text:p>
      <text:h text:style-name="Heading_20_3" text:outline-level="3">10.1. Basic async single call</text:h>
      <text:p text:style-name="P1"><text:span text:style-name="Source_20_Text">import asyncio</text:span></text:p>
      <text:p text:style-name="P3"><text:span text:style-name="Source_20_Text">from clashroyale.official_api import Client</text:span></text:p>
      <text:p text:style-name="P3"/>
      <text:p text:style-name="P3"><text:span text:style-name="Source_20_Text">TOKEN = "YOUR_TOKEN"</text:span></text:p>
      <text:p text:style-name="P3"><text:span text:style-name="Source_20_Text">client = Client(TOKEN, is_async=True)</text:span></text:p>
      <text:p text:style-name="P3"/>
      <text:p text:style-name="P3"><text:span text:style-name="Source_20_Text">async def main():</text:span></text:p>
      <text:p text:style-name="P3"><text:span text:style-name="Source_20_Text"><text:s text:c="4"/>player = await client.get_player("#TAG")</text:span></text:p>
      <text:p text:style-name="P3"><text:span text:style-name="Source_20_Text"><text:s text:c="4"/>print(player.name)</text:span></text:p>
      <text:p text:style-name="P3"/>
      <text:p text:style-name="P4"><text:span text:style-name="Source_20_Text">asyncio.run(main())</text:span></text:p>
      <text:h text:style-name="Heading_20_3" text:outline-level="3">10.2. Multiple player requests in parallel with <text:span text:style-name="Source_20_Text">asyncio.gather</text:span></text:h>
      <text:p text:style-name="P1"><text:span text:style-name="Source_20_Text">import asyncio</text:span></text:p>
      <text:p text:style-name="P3"><text:span text:style-name="Source_20_Text">from clashroyale.official_api import Client</text:span></text:p>
      <text:p text:style-name="P3"/>
      <text:p text:style-name="P3"><text:span text:style-name="Source_20_Text">TOKEN = "YOUR_TOKEN"</text:span></text:p>
      <text:p text:style-name="P3"><text:span text:style-name="Source_20_Text">client = Client(TOKEN, is_async=True)</text:span></text:p>
      <text:p text:style-name="P3"/>
      <text:p text:style-name="P3"><text:span text:style-name="Source_20_Text">tags = ["#TAG1", "#TAG2", "#TAG3", "#TAG4"]</text:span></text:p>
      <text:p text:style-name="P3"/>
      <text:p text:style-name="P3"><text:span text:style-name="Source_20_Text">async def fetch_player(tag):</text:span></text:p>
      <text:p text:style-name="P3"><text:span text:style-name="Source_20_Text"><text:s text:c="4"/>try:</text:span></text:p>
      <text:p text:style-name="P3"><text:span text:style-name="Source_20_Text"><text:s text:c="8"/>return await client.get_player(tag)</text:span></text:p>
      <text:p text:style-name="P3"><text:span text:style-name="Source_20_Text"><text:s text:c="4"/>except Exception as e:</text:span></text:p>
      <text:p text:style-name="P3"><text:span text:style-name="Source_20_Text"><text:s text:c="8"/>print(f"Error for {tag}:", e)</text:span></text:p>
      <text:p text:style-name="P3"><text:span text:style-name="Source_20_Text"><text:s text:c="8"/>return None</text:span></text:p>
      <text:p text:style-name="P3"><text:soft-page-break/></text:p>
      <text:p text:style-name="P3"><text:span text:style-name="Source_20_Text">async def main():</text:span></text:p>
      <text:p text:style-name="P3"><text:span text:style-name="Source_20_Text"><text:s text:c="4"/>players = await asyncio.gather(*(fetch_player(t) for t in tags))</text:span></text:p>
      <text:p text:style-name="P3"><text:span text:style-name="Source_20_Text"><text:s text:c="4"/>for p in players:</text:span></text:p>
      <text:p text:style-name="P3"><text:span text:style-name="Source_20_Text"><text:s text:c="8"/>if p is not None:</text:span></text:p>
      <text:p text:style-name="P3"><text:span text:style-name="Source_20_Text"><text:s text:c="12"/>print(p.name, p.trophies)</text:span></text:p>
      <text:p text:style-name="P3"/>
      <text:p text:style-name="P4"><text:span text:style-name="Source_20_Text">asyncio.run(main())</text:span></text:p>
      <text:p text:style-name="Text_20_body">Here:</text:p>
      <text:list text:style-name="L17">
        <text:list-item>
          <text:p text:style-name="P21">All 4 requests start roughly at the same time.</text:p>
        </text:list-item>
        <text:list-item>
          <text:p text:style-name="P21">Total runtime ≈ max(single request), not 4× that.</text:p>
        </text:list-item>
        <text:list-item>
          <text:p text:style-name="P21">This is exactly what async is good for.</text:p>
        </text:list-item>
      </text:list>
      <text:h text:style-name="Heading_20_3" text:outline-level="3">10.3. Using async context manager</text:h>
      <text:p text:style-name="Text_20_body">Better resource management:</text:p>
      <text:p text:style-name="P1"><text:span text:style-name="Source_20_Text">import asyncio</text:span></text:p>
      <text:p text:style-name="P3"><text:span text:style-name="Source_20_Text">from clashroyale.official_api import Client</text:span></text:p>
      <text:p text:style-name="P3"/>
      <text:p text:style-name="P3"><text:span text:style-name="Source_20_Text">TOKEN = "YOUR_TOKEN"</text:span></text:p>
      <text:p text:style-name="P3"/>
      <text:p text:style-name="P3"><text:span text:style-name="Source_20_Text">async def main():</text:span></text:p>
      <text:p text:style-name="P3"><text:span text:style-name="Source_20_Text"><text:s text:c="4"/>async with Client(TOKEN, is_async=True) as client:</text:span></text:p>
      <text:p text:style-name="P3"><text:span text:style-name="Source_20_Text"><text:s text:c="8"/>player = await client.get_player("#TAG")</text:span></text:p>
      <text:p text:style-name="P3"><text:span text:style-name="Source_20_Text"><text:s text:c="8"/>battles = await client.get_player_battles("#TAG", limit=5)</text:span></text:p>
      <text:p text:style-name="P3"><text:span text:style-name="Source_20_Text"><text:s text:c="8"/>print(player.name, len(battles))</text:span></text:p>
      <text:p text:style-name="P3"/>
      <text:p text:style-name="P4"><text:span text:style-name="Source_20_Text">asyncio.run(main())</text:span></text:p>
      <text:p text:style-name="Horizontal_20_Line"/>
      <text:h text:style-name="Heading_20_2" text:outline-level="2">11. Caching behaviour</text:h>
      <text:p text:style-name="Text_20_body">If you pass <text:span text:style-name="Source_20_Text">cache_fp="somefile.db"</text:span>:</text:p>
      <text:list text:style-name="L18">
        <text:list-item>
          <text:p text:style-name="P22">Client creates a small SQLite DB via <text:span text:style-name="Source_20_Text">SqliteDict</text:span>.</text:p>
        </text:list-item>
        <text:list-item>
          <text:p text:style-name="P22">Key is basically <text:span text:style-name="Source_20_Text">url + querystring</text:span>.</text:p>
        </text:list-item>
        <text:list-item>
          <text:p text:style-name="P22"><text:span text:style-name="Source_20_Text">_resolve_cache</text:span>:</text:p>
          <text:list>
            <text:list-item>
              <text:p text:style-name="P22">Checks if there’s cached data.</text:p>
            </text:list-item>
            <text:list-item>
              <text:p text:style-name="P22">Checks age: <text:span text:style-name="Source_20_Text">datetime.utcnow() - last_updated &lt; cache_reset</text:span>.</text:p>
            </text:list-item>
            <text:list-item>
              <text:p text:style-name="P22">If fresh, returns cached result instead of calling API.</text:p>
            </text:list-item>
          </text:list>
        </text:list-item>
      </text:list>
      <text:p text:style-name="Text_20_body">Example:</text:p>
      <text:p text:style-name="P1"><text:span text:style-name="Source_20_Text">client = Client(</text:span></text:p>
      <text:p text:style-name="P3"><text:span text:style-name="Source_20_Text"><text:s text:c="4"/>TOKEN,</text:span></text:p>
      <text:p text:style-name="P3"><text:span text:style-name="Source_20_Text"><text:s text:c="4"/>cache_fp="cr_cache.db",</text:span></text:p>
      <text:p text:style-name="P3"><text:span text:style-name="Source_20_Text"><text:s text:c="4"/>cache_expires=60 <text:s/># 60 seconds</text:span></text:p>
      <text:p text:style-name="P3"><text:span text:style-name="Source_20_Text">)</text:span></text:p>
      <text:p text:style-name="P3"/>
      <text:p text:style-name="P3"><text:span text:style-name="Source_20_Text"># First call → real API</text:span></text:p>
      <text:p text:style-name="P3"><text:soft-page-break/><text:span text:style-name="Source_20_Text">p1 = client.get_player("#TAG")</text:span></text:p>
      <text:p text:style-name="P3"/>
      <text:p text:style-name="P3"><text:span text:style-name="Source_20_Text"># Second call within 60s → cache</text:span></text:p>
      <text:p text:style-name="P4"><text:span text:style-name="Source_20_Text">p2 = client.get_player("#TAG")</text:span></text:p>
      <text:p text:style-name="Text_20_body">Useful for:</text:p>
      <text:list text:style-name="L19">
        <text:list-item>
          <text:p text:style-name="P23">Avoiding rate limits while testing</text:p>
        </text:list-item>
        <text:list-item>
          <text:p text:style-name="P23">Speeding up repeated calls (e.g. dashboard refresh every few seconds)</text:p>
        </text:list-item>
      </text:list>
      <text:p text:style-name="Text_20_body">If <text:span text:style-name="Source_20_Text">refresh=True</text:span> is passed to internal <text:span text:style-name="Source_20_Text">_request</text:span>, it bypasses cache, but that’s not exposed in the public methods by default.</text:p>
      <text:p text:style-name="Horizontal_20_Line"/>
      <text:h text:style-name="Heading_20_2" text:outline-level="2">12. Summary of how you’d typically use this in a project</text:h>
      <text:p text:style-name="Text_20_body">For a <text:span text:style-name="Strong_20_Emphasis">simple script (sync)</text:span>:</text:p>
      <text:p text:style-name="P1"><text:span text:style-name="Source_20_Text">from clashroyale.official_api import Client</text:span></text:p>
      <text:p text:style-name="P3"/>
      <text:p text:style-name="P3"><text:span text:style-name="Source_20_Text">TOKEN = "YOUR_TOKEN"</text:span></text:p>
      <text:p text:style-name="P3"/>
      <text:p text:style-name="P3"><text:span text:style-name="Source_20_Text">with Client(TOKEN) as client:</text:span></text:p>
      <text:p text:style-name="P3"><text:span text:style-name="Source_20_Text"><text:s text:c="4"/>player = client.get_player("#TAG")</text:span></text:p>
      <text:p text:style-name="P3"><text:span text:style-name="Source_20_Text"><text:s text:c="4"/>print("Player:", player.name, player.trophies)</text:span></text:p>
      <text:p text:style-name="P3"/>
      <text:p text:style-name="P3"><text:span text:style-name="Source_20_Text"><text:s text:c="4"/>battles = client.get_player_battles("#TAG", limit=5)</text:span></text:p>
      <text:p text:style-name="P3"><text:span text:style-name="Source_20_Text"><text:s text:c="4"/>for b in battles:</text:span></text:p>
      <text:p text:style-name="P4"><text:span text:style-name="Source_20_Text"><text:s text:c="8"/>print(b.battle_time, b.game_mode.name)</text:span></text:p>
      <text:p text:style-name="Text_20_body">For a <text:span text:style-name="Strong_20_Emphasis">bot / web app / analytics (async)</text:span>:</text:p>
      <text:list text:style-name="L20">
        <text:list-item>
          <text:p text:style-name="P24">Create <text:span text:style-name="Source_20_Text">Client(TOKEN, is_async=True)</text:span></text:p>
        </text:list-item>
        <text:list-item>
          <text:p text:style-name="P24">Use <text:span text:style-name="Source_20_Text">asyncio.run(...)</text:span> or integrate with your framework’s event loop</text:p>
        </text:list-item>
        <text:list-item>
          <text:p text:style-name="P24">Use <text:span text:style-name="Source_20_Text">asyncio.gather</text:span> to parallelise requests</text:p>
        </text:list-item>
        <text:list-item>
          <text:p text:style-name="P24">Handle exceptions cleanly</text:p>
        </text:list-item>
        <text:list-item>
          <text:p text:style-name="P24">Possibly enable caching with <text:span text:style-name="Source_20_Text">cache_fp</text:span></text:p>
        </text:list-item>
      </text:list>
      <text:p text:style-name="Horizontal_20_Line"/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8T20:18:06.655138924</meta:creation-date>
    <dc:date>2025-11-30T22:37:07.105366995</dc:date>
    <meta:editing-duration>PT3H46M3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2" meta:paragraph-count="371" meta:word-count="1769" meta:character-count="14035" meta:non-whitespace-character-count="12337"/>
  </office:meta>
</office:document-meta>
</file>